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d0d60" officeooo:paragraph-rsid="001d0d60"/>
    </style:style>
    <style:style style:name="P3" style:family="paragraph" style:parent-style-name="Text_20_body">
      <style:text-properties officeooo:rsid="001e1691" officeooo:paragraph-rsid="001e1691"/>
    </style:style>
    <style:style style:name="P4" style:family="paragraph" style:parent-style-name="Text_20_body">
      <style:text-properties officeooo:rsid="00201c44" officeooo:paragraph-rsid="00201c44"/>
    </style:style>
    <style:style style:name="P5" style:family="paragraph" style:parent-style-name="Text_20_body">
      <style:text-properties officeooo:rsid="00266765" officeooo:paragraph-rsid="00266765"/>
    </style:style>
    <style:style style:name="P6" style:family="paragraph" style:parent-style-name="Text_20_body">
      <style:text-properties fo:font-weight="normal" officeooo:rsid="002b577d" officeooo:paragraph-rsid="002b577d" style:font-weight-asian="normal" style:font-weight-complex="normal"/>
    </style:style>
    <style:style style:name="P7" style:family="paragraph" style:parent-style-name="Text_20_body">
      <style:text-properties fo:font-weight="normal" officeooo:rsid="002d06ea" officeooo:paragraph-rsid="002d06ea" style:font-weight-asian="normal" style:font-weight-complex="normal"/>
    </style:style>
    <style:style style:name="P8" style:family="paragraph" style:parent-style-name="Text_20_body">
      <style:text-properties officeooo:rsid="002d06ea" officeooo:paragraph-rsid="002d06ea"/>
    </style:style>
    <style:style style:name="P9" style:family="paragraph" style:parent-style-name="Text_20_body">
      <style:text-properties officeooo:rsid="003222d1" officeooo:paragraph-rsid="003222d1"/>
    </style:style>
    <style:style style:name="P10" style:family="paragraph" style:parent-style-name="Text_20_body">
      <style:text-properties officeooo:rsid="003c2dc7" officeooo:paragraph-rsid="003c2dc7"/>
    </style:style>
    <style:style style:name="P11" style:family="paragraph" style:parent-style-name="Text_20_body">
      <style:text-properties officeooo:rsid="003cd2db" officeooo:paragraph-rsid="003cd2db"/>
    </style:style>
    <style:style style:name="P12" style:family="paragraph" style:parent-style-name="Text_20_body">
      <style:text-properties officeooo:rsid="003da46f" officeooo:paragraph-rsid="003da46f"/>
    </style:style>
    <style:style style:name="P13" style:family="paragraph" style:parent-style-name="Text_20_body">
      <style:text-properties officeooo:rsid="003de8c2" officeooo:paragraph-rsid="003de8c2"/>
    </style:style>
    <style:style style:name="P14" style:family="paragraph" style:parent-style-name="Text_20_body">
      <style:text-properties officeooo:rsid="003ee42e" officeooo:paragraph-rsid="003ee42e"/>
    </style:style>
    <style:style style:name="P15" style:family="paragraph" style:parent-style-name="Text_20_body">
      <style:text-properties officeooo:rsid="003ee42e" officeooo:paragraph-rsid="00408ef8"/>
    </style:style>
    <style:style style:name="P16" style:family="paragraph" style:parent-style-name="Text_20_body">
      <style:text-properties officeooo:rsid="00408ef8" officeooo:paragraph-rsid="00408ef8"/>
    </style:style>
    <style:style style:name="P17" style:family="paragraph" style:parent-style-name="Text_20_body">
      <style:text-properties officeooo:rsid="003532d1" officeooo:paragraph-rsid="003532d1"/>
    </style:style>
    <style:style style:name="P18" style:family="paragraph" style:parent-style-name="Text_20_body">
      <style:text-properties officeooo:rsid="00428ee1" officeooo:paragraph-rsid="00428ee1"/>
    </style:style>
    <style:style style:name="P19" style:family="paragraph" style:parent-style-name="Text_20_body">
      <style:text-properties officeooo:rsid="004303bd" officeooo:paragraph-rsid="004303bd"/>
    </style:style>
    <style:style style:name="P20" style:family="paragraph" style:parent-style-name="Text_20_body">
      <style:text-properties officeooo:rsid="004f025e" officeooo:paragraph-rsid="004f025e"/>
    </style:style>
    <style:style style:name="P21" style:family="paragraph" style:parent-style-name="Text_20_body">
      <style:text-properties officeooo:rsid="005218a2" officeooo:paragraph-rsid="005218a2"/>
    </style:style>
    <style:style style:name="P22" style:family="paragraph" style:parent-style-name="Text_20_body">
      <style:text-properties officeooo:rsid="00645bba" officeooo:paragraph-rsid="00645bba"/>
    </style:style>
    <style:style style:name="P23" style:family="paragraph" style:parent-style-name="Text_20_body">
      <style:text-properties officeooo:rsid="003a55ba" officeooo:paragraph-rsid="003a55ba"/>
    </style:style>
    <style:style style:name="P24" style:family="paragraph" style:parent-style-name="Text_20_body">
      <style:text-properties officeooo:paragraph-rsid="001a24aa"/>
    </style:style>
    <style:style style:name="P25" style:family="paragraph" style:parent-style-name="Text_20_body">
      <style:text-properties officeooo:paragraph-rsid="00259f9a"/>
    </style:style>
    <style:style style:name="P26" style:family="paragraph" style:parent-style-name="Text_20_body">
      <style:text-properties fo:font-weight="bold" officeooo:rsid="00428ee1" officeooo:paragraph-rsid="00428ee1" style:font-weight-asian="bold" style:font-weight-complex="bold"/>
    </style:style>
    <style:style style:name="P27" style:family="paragraph" style:parent-style-name="Text_20_body">
      <style:text-properties officeooo:rsid="00334106" officeooo:paragraph-rsid="008b683f"/>
    </style:style>
    <style:style style:name="P28" style:family="paragraph" style:parent-style-name="Text_20_body">
      <style:text-properties officeooo:paragraph-rsid="009138d1"/>
    </style:style>
    <style:style style:name="P29" style:family="paragraph" style:parent-style-name="Text_20_body">
      <style:text-properties officeooo:rsid="005f62ab" officeooo:paragraph-rsid="005f62ab"/>
    </style:style>
    <style:style style:name="P30" style:family="paragraph" style:parent-style-name="Text_20_body">
      <style:text-properties officeooo:rsid="009aeff4" officeooo:paragraph-rsid="009aeff4"/>
    </style:style>
    <style:style style:name="P31" style:family="paragraph" style:parent-style-name="Text_20_body">
      <style:text-properties officeooo:rsid="0058e081" officeooo:paragraph-rsid="00a37c10"/>
    </style:style>
    <style:style style:name="P32" style:family="paragraph" style:parent-style-name="Comando">
      <style:text-properties fo:font-size="9pt" style:font-size-asian="9pt" style:font-size-complex="9pt"/>
    </style:style>
    <style:style style:name="P33" style:family="paragraph" style:parent-style-name="Comando">
      <style:text-properties fo:font-size="9pt" officeooo:paragraph-rsid="0051c81e" style:font-size-asian="9pt" style:font-size-complex="9pt"/>
    </style:style>
    <style:style style:name="P34" style:family="paragraph" style:parent-style-name="Text_20_body" style:list-style-name="L1">
      <style:text-properties officeooo:paragraph-rsid="001e1691"/>
    </style:style>
    <style:style style:name="P35" style:family="paragraph" style:parent-style-name="Text_20_body" style:list-style-name="L1">
      <style:text-properties officeooo:rsid="001e1691" officeooo:paragraph-rsid="001e1691"/>
    </style:style>
    <style:style style:name="P36" style:family="paragraph" style:parent-style-name="Text_20_body" style:list-style-name="L2">
      <style:text-properties officeooo:rsid="008e6eec" officeooo:paragraph-rsid="008e6eec"/>
    </style:style>
    <style:style style:name="P37" style:family="paragraph" style:parent-style-name="Text_20_body" style:list-style-name="L3">
      <style:text-properties officeooo:paragraph-rsid="008b683f"/>
    </style:style>
    <style:style style:name="P38" style:family="paragraph" style:parent-style-name="Text_20_body" style:list-style-name="L1">
      <style:text-properties officeooo:rsid="00a65480" officeooo:paragraph-rsid="00a65480"/>
    </style:style>
    <style:style style:name="P39" style:family="paragraph" style:parent-style-name="Text_20_body" style:list-style-name="L2">
      <style:text-properties fo:font-weight="normal" officeooo:rsid="00a8ed56" officeooo:paragraph-rsid="00a8ed56" style:font-weight-asian="normal" style:font-weight-complex="normal"/>
    </style:style>
    <style:style style:name="P40" style:family="paragraph" style:parent-style-name="Text_20_body">
      <style:text-properties officeooo:rsid="009aeff4" officeooo:paragraph-rsid="009aeff4"/>
    </style:style>
    <style:style style:name="P41" style:family="paragraph" style:parent-style-name="Heading_20_1">
      <style:paragraph-properties fo:text-align="center" style:justify-single-word="false"/>
      <style:text-properties officeooo:rsid="00463cfe" officeooo:paragraph-rsid="00445afc"/>
    </style:style>
    <style:style style:name="P42" style:family="paragraph" style:parent-style-name="Heading_20_2">
      <style:text-properties officeooo:rsid="001a24aa" officeooo:paragraph-rsid="001a24aa"/>
    </style:style>
    <style:style style:name="P43" style:family="paragraph" style:parent-style-name="Heading_20_2">
      <style:text-properties officeooo:rsid="001b57e0" officeooo:paragraph-rsid="001b57e0"/>
    </style:style>
    <style:style style:name="P44" style:family="paragraph" style:parent-style-name="Heading_20_2">
      <style:text-properties officeooo:rsid="0031161b" officeooo:paragraph-rsid="0031161b"/>
    </style:style>
    <style:style style:name="P45" style:family="paragraph" style:parent-style-name="Heading_20_2">
      <style:text-properties officeooo:rsid="003b7fa8" officeooo:paragraph-rsid="003b7fa8"/>
    </style:style>
    <style:style style:name="P46" style:family="paragraph" style:parent-style-name="Heading_20_2">
      <style:text-properties officeooo:rsid="00408ef8" officeooo:paragraph-rsid="00408ef8"/>
    </style:style>
    <style:style style:name="P47" style:family="paragraph" style:parent-style-name="Heading_20_3">
      <style:text-properties officeooo:rsid="004303bd" officeooo:paragraph-rsid="004303bd"/>
    </style:style>
    <style:style style:name="P48" style:family="paragraph" style:parent-style-name="Heading_20_3">
      <style:text-properties officeooo:rsid="00428ee1" officeooo:paragraph-rsid="00428ee1"/>
    </style:style>
    <style:style style:name="P49" style:family="paragraph" style:parent-style-name="Comando">
      <style:text-properties officeooo:paragraph-rsid="00a6b5e4"/>
    </style:style>
    <style:style style:name="P50" style:family="paragraph" style:parent-style-name="Comando">
      <style:text-properties officeooo:rsid="003222d1" officeooo:paragraph-rsid="00a80f17"/>
    </style:style>
    <style:style style:name="P51" style:family="paragraph" style:parent-style-name="Comando">
      <style:text-properties officeooo:paragraph-rsid="00aa49ba"/>
    </style:style>
    <style:style style:name="T1" style:family="text">
      <style:text-properties officeooo:rsid="001f712e"/>
    </style:style>
    <style:style style:name="T2" style:family="text">
      <style:text-properties fo:font-weight="bold" style:font-weight-asian="bold" style:font-weight-complex="bold"/>
    </style:style>
    <style:style style:name="T3" style:family="text">
      <style:text-properties fo:font-weight="bold" officeooo:rsid="002787b8" style:font-weight-asian="bold" style:font-weight-complex="bold"/>
    </style:style>
    <style:style style:name="T4" style:family="text">
      <style:text-properties fo:font-weight="bold" officeooo:rsid="001f712e" style:font-weight-asian="bold" style:font-weight-complex="bold"/>
    </style:style>
    <style:style style:name="T5" style:family="text">
      <style:text-properties fo:font-weight="bold" officeooo:rsid="001e1691" style:font-weight-asian="bold" style:font-weight-complex="bold"/>
    </style:style>
    <style:style style:name="T6" style:family="text">
      <style:text-properties fo:font-weight="bold" officeooo:rsid="00259f9a" style:font-weight-asian="bold" style:font-weight-complex="bold"/>
    </style:style>
    <style:style style:name="T7" style:family="text">
      <style:text-properties fo:font-weight="bold" officeooo:rsid="0072b52b" style:font-weight-asian="bold" style:font-weight-complex="bold"/>
    </style:style>
    <style:style style:name="T8" style:family="text">
      <style:text-properties fo:font-weight="bold" officeooo:rsid="008937c2" style:font-weight-asian="bold" style:font-weight-complex="bold"/>
    </style:style>
    <style:style style:name="T9" style:family="text">
      <style:text-properties fo:font-weight="bold" officeooo:rsid="008b683f" style:font-weight-asian="bold" style:font-weight-complex="bold"/>
    </style:style>
    <style:style style:name="T10" style:family="text">
      <style:text-properties fo:font-weight="bold" officeooo:rsid="00334106" style:font-weight-asian="bold" style:font-weight-complex="bold"/>
    </style:style>
    <style:style style:name="T11" style:family="text">
      <style:text-properties fo:font-weight="bold" officeooo:rsid="009138d1" style:font-weight-asian="bold" style:font-weight-complex="bold"/>
    </style:style>
    <style:style style:name="T12" style:family="text">
      <style:text-properties fo:font-weight="bold" officeooo:rsid="005fa058"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5746c6" style:font-weight-asian="normal" style:font-weight-complex="normal"/>
    </style:style>
    <style:style style:name="T15" style:family="text">
      <style:text-properties fo:font-weight="normal" officeooo:rsid="005fa058" style:font-weight-asian="normal" style:font-weight-complex="normal"/>
    </style:style>
    <style:style style:name="T16" style:family="text">
      <style:text-properties fo:font-weight="normal" officeooo:rsid="006142f8" style:font-weight-asian="normal" style:font-weight-complex="normal"/>
    </style:style>
    <style:style style:name="T17" style:family="text">
      <style:text-properties fo:font-weight="normal" officeooo:rsid="008b683f" style:font-weight-asian="normal" style:font-weight-complex="normal"/>
    </style:style>
    <style:style style:name="T18" style:family="text">
      <style:text-properties fo:font-weight="normal" officeooo:rsid="009138d1" style:font-weight-asian="normal" style:font-weight-complex="normal"/>
    </style:style>
    <style:style style:name="T19" style:family="text">
      <style:text-properties fo:font-weight="normal" officeooo:rsid="00926d9f" style:font-weight-asian="normal" style:font-weight-complex="normal"/>
    </style:style>
    <style:style style:name="T20" style:family="text">
      <style:text-properties fo:font-weight="normal" officeooo:rsid="00a8ed56" style:font-weight-asian="normal" style:font-weight-complex="normal"/>
    </style:style>
    <style:style style:name="T21" style:family="text">
      <style:text-properties officeooo:rsid="002fa863"/>
    </style:style>
    <style:style style:name="T22" style:family="text">
      <style:text-properties officeooo:rsid="003222d1"/>
    </style:style>
    <style:style style:name="T23" style:family="text">
      <style:text-properties officeooo:rsid="003283d7"/>
    </style:style>
    <style:style style:name="T24" style:family="text">
      <style:text-properties officeooo:rsid="003903c3"/>
    </style:style>
    <style:style style:name="T25" style:family="text">
      <style:text-properties officeooo:rsid="003a55ba"/>
    </style:style>
    <style:style style:name="T26" style:family="text">
      <style:text-properties officeooo:rsid="003ef3db"/>
    </style:style>
    <style:style style:name="T27" style:family="text">
      <style:text-properties fo:font-size="12pt" style:font-size-asian="12pt" style:font-size-complex="12pt"/>
    </style:style>
    <style:style style:name="T28" style:family="text">
      <style:text-properties officeooo:rsid="005a9810"/>
    </style:style>
    <style:style style:name="T29" style:family="text">
      <style:text-properties officeooo:rsid="0062e25c"/>
    </style:style>
    <style:style style:name="T30" style:family="text">
      <style:text-properties officeooo:rsid="00664293"/>
    </style:style>
    <style:style style:name="T31" style:family="text">
      <style:text-properties officeooo:rsid="001e1691"/>
    </style:style>
    <style:style style:name="T32" style:family="text">
      <style:text-properties officeooo:rsid="006852c5"/>
    </style:style>
    <style:style style:name="T33" style:family="text">
      <style:text-properties officeooo:rsid="006bd966"/>
    </style:style>
    <style:style style:name="T34" style:family="text">
      <style:text-properties officeooo:rsid="006f8cb9"/>
    </style:style>
    <style:style style:name="T35" style:family="text">
      <style:text-properties officeooo:rsid="0072b52b"/>
    </style:style>
    <style:style style:name="T36" style:family="text">
      <style:text-properties officeooo:rsid="00259f9a"/>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5fa058" style:font-style-asian="italic" style:font-weight-asian="bold" style:font-style-complex="italic" style:font-weight-complex="bold"/>
    </style:style>
    <style:style style:name="T39" style:family="text">
      <style:text-properties officeooo:rsid="007e9718"/>
    </style:style>
    <style:style style:name="T40" style:family="text">
      <style:text-properties officeooo:rsid="0087a98d"/>
    </style:style>
    <style:style style:name="T41" style:family="text">
      <style:text-properties officeooo:rsid="008937c2"/>
    </style:style>
    <style:style style:name="T42" style:family="text">
      <style:text-properties officeooo:rsid="008b683f"/>
    </style:style>
    <style:style style:name="T43" style:family="text">
      <style:text-properties officeooo:rsid="00334106"/>
    </style:style>
    <style:style style:name="T44" style:family="text">
      <style:text-properties officeooo:rsid="008e6eec"/>
    </style:style>
    <style:style style:name="T45" style:family="text">
      <style:text-properties officeooo:rsid="009138d1"/>
    </style:style>
    <style:style style:name="T46" style:family="text">
      <style:text-properties officeooo:rsid="009f068b"/>
    </style:style>
    <style:style style:name="T47" style:family="text">
      <style:text-properties officeooo:rsid="00a5ae31"/>
    </style:style>
    <style:style style:name="T48" style:family="text">
      <style:text-properties officeooo:rsid="00a654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Ejecutando docker containers. Comandos docker cli</text:h>
      <text:h text:style-name="P42" text:outline-level="2">Instalación de docker en Debian</text:h>
      <text:h text:style-name="Heading_20_3" text:outline-level="3">Instalación de dependencias</text:h>
      <text:p text:style-name="Comando">apt install -y apt-transport-https ca-certificates curl gnupg-agent software-properties-common</text:p>
      <text:h text:style-name="Heading_20_3" text:outline-level="3">Añadir repositorio</text:h>
      <text:p text:style-name="P24">Primero añadimos la clave del repositorio:</text:p>
      <text:p text:style-name="Comando">curl -fsSL https://download.docker.com/linux/debian/gpg | apt-key add -</text:p>
      <text:p text:style-name="P24">A continuación añadimos el repositorio:</text:p>
      <text:p text:style-name="Comando">add-apt-repository "deb [arch=amd64] https://download.docker.com/linux/debian $(lsb_release -cs) stable"</text:p>
      <text:h text:style-name="Heading_20_3" text:outline-level="3"><text:span text:style-name="T33">A</text:span>ctualizamos e instalamos docker-engine</text:h>
      <text:p text:style-name="Comando">apt update</text:p>
      <text:p text:style-name="Comando">apt install -y docker-ce docker-ce-cli containerd.io</text:p>
      <text:h text:style-name="Heading_20_3" text:outline-level="3">Añadir usuario no root al grupo</text:h>
      <text:p text:style-name="Comando">usermod -aG docker $USER</text:p>
      <text:p text:style-name="Text_20_body">El comando anterior añade al usuario al grupo docker, con esto podremos ejecutar docker con nuestro usuario de trabajo normal, sin necesidad de autenticarnos con usuario root. A continuación para aplicar los cambios del grupo ejecutamos<text:span text:style-name="T34"> con el usuario de trabajo</text:span>:</text:p>
      <text:p text:style-name="Comando">newgrp docker</text:p>
      <text:h text:style-name="P43" text:outline-level="2">Descarga de imagen y creación de<text:span text:style-name="T40">l primer </text:span>container</text:h>
      <text:p text:style-name="P2">Crearemos a partir de la imagen oficial de <text:span text:style-name="T30">nginx</text:span>, de nombre <text:span text:style-name="T30">nginx</text:span>, un container con nombre webserver, y ejecutaremos una sesión de terminal interactiva en él:</text:p>
      <text:p text:style-name="Comando">docker run -it<text:span text:style-name="T1"> </text:span>--name webserver -<text:span text:style-name="T47">h webserver</text:span> <text:span text:style-name="T1">nginx</text:span> bash</text:p>
      <text:p text:style-name="P3">Los pasos que ejecutaría el comando serían los siguientes</text:p>
      <text:list xml:id="list2632960951" text:style-name="L1">
        <text:list-item>
          <text:p text:style-name="P35">Descarga de la imagen <text:span text:style-name="T4">nginx</text:span></text:p>
        </text:list-item>
        <text:list-item>
          <text:p text:style-name="P35"><text:soft-page-break/>Creación del container <text:span text:style-name="T48">de nombre</text:span> <text:span text:style-name="T2">webserver</text:span> a partir de la imagen</text:p>
        </text:list-item>
        <text:list-item>
          <text:p text:style-name="P38">Le asigna como <text:span text:style-name="T2">hostame</text:span> <text:span text:style-name="T2">webserver</text:span> (opción -h)</text:p>
        </text:list-item>
        <text:list-item>
          <text:p text:style-name="P35">Ejecución de la sesión <text:span text:style-name="T2">bash</text:span> en modo interactivo en el container. <text:span text:style-name="T8">Este es el proceso que se ejecuta dentro del container</text:span><text:span text:style-name="T41">, por tanto el ciclo de vida del container estará vinculado a la ejecución de este proceso. Todos los procesos que se creen dentro del container serán hijos de este proceso principal.</text:span></text:p>
        </text:list-item>
        <text:list-item>
          <text:p text:style-name="P34"><text:span text:style-name="T31">El resultado será una sesión interactiva, </text:span><text:span text:style-name="T5">-it</text:span><text:span text:style-name="T31">, de terminal dentro del </text:span><text:span text:style-name="T5">docker container</text:span></text:p>
        </text:list-item>
      </text:list>
      <text:p text:style-name="P4">El comando docker run anterior sería equivalente a:</text:p>
      <text:p text:style-name="Comando">docker pull nginx</text:p>
      <text:p text:style-name="Comando">docker create –name webserver nginx</text:p>
      <text:p text:style-name="P49">docker run -<text:span text:style-name="T22">it</text:span> –name -<text:span text:style-name="T47">h webserver</text:span> webserver nginx <text:span text:style-name="T21">bash</text:span></text:p>
      <text:p text:style-name="P25"><text:span text:style-name="T36">Es decir, el comando run ejecuta automáticamente la </text:span><text:span text:style-name="T6">descarga</text:span><text:span text:style-name="T36"> (docker pull) de la imagen y </text:span><text:span text:style-name="T6">crea el container</text:span><text:span text:style-name="T36"> (docker create) a partir de la imagen descargada. Por último </text:span><text:span text:style-name="T7">ejecuta</text:span><text:span text:style-name="T35"> la instancia del container con docker run.</text:span></text:p>
      <text:p text:style-name="P5">Una vez dentro de la sesión de terminal en el container podemos trabajar de modo normal. Si queremos salir de esa sesión podemos pulsar <text:span text:style-name="T2">CTRL+</text:span><text:span text:style-name="T3">d</text:span>, el efecto de esta combinación será la salida de la sesión de la bash en el container y por tanto la terminación del proceso, esto causará la parada del container, ya que un container siempre está asociada a un proceso en ejecución.</text:p>
      <text:p text:style-name="P5">Para poder salir de la sesión sin detener el container deberemos usar las combinaciones <text:span text:style-name="T2">CTRL+</text:span><text:span text:style-name="T3">p</text:span> seguido de <text:span text:style-name="T2">CTRL+</text:span><text:span text:style-name="T3">q</text:span></text:p>
      <text:p text:style-name="P6">Para poder ver los containers en ejecución usamos el comando</text:p>
      <text:p text:style-name="Comando">docker ps</text:p>
      <text:p text:style-name="P6">Para ver incluso aquellos que están detenidos, es decir existen pero no están ejecutando ningún proceso, usamos</text:p>
      <text:p text:style-name="Comando">docker ps -a</text:p>
      <text:p text:style-name="P8"><text:span text:style-name="T2">Iniciemos el servidor web: </text:span><text:span text:style-name="T13">dentro del container, en sesión bash, ejecutamos</text:span></text:p>
      <text:p text:style-name="Comando">service nginx start</text:p>
      <text:p text:style-name="P7">Este comando iniciará el servidor web</text:p>
      <text:h text:style-name="P47" text:outline-level="3">Ver propiedades de un container</text:h>
      <text:p text:style-name="P19">Para ver todos los datos y propiedades del container creado podemos utilizar el comando</text:p>
      <text:p text:style-name="Comando">docker inspect webserver</text:p>
      <text:p text:style-name="P20"><text:soft-page-break/>Entre otra información nos mostrará la dirección IP del container, información sobre volúmenes de persistencia, recursos del container, etc.</text:p>
      <text:p text:style-name="P20">Para ver información más específica de red usamos el comando</text:p>
      <text:p text:style-name="Comando">docker network inspect bridge</text:p>
      <text:p text:style-name="Text_20_body">En la salida, en la sección <text:span text:style-name="T2">Containers</text:span>, veremos los datos de configuración IP del container <text:span text:style-name="T27">“webserver”</text:span></text:p>
      <text:p text:style-name="P32">"Containers": {</text:p>
      <text:p text:style-name="P32"><text:s text:c="12"/>"868e5d5ea6b9e376a42c03b13521aba648e77296ee757de8c19add6021e3f902": {</text:p>
      <text:p text:style-name="P32"><text:s text:c="16"/>"Name": "webserver",</text:p>
      <text:p text:style-name="P32"><text:s text:c="16"/>"EndpointID": "832eced86564a9bd705100c032726e7d9fd3f01d4bebc5b5d4de5fa515f0ef48",</text:p>
      <text:p text:style-name="P32"><text:s text:c="16"/>"MacAddress": "02:42:ac:11:00:02",</text:p>
      <text:p text:style-name="P32"><text:s text:c="16"/>"IPv4Address": "<text:span text:style-name="T2">172.17.0.2</text:span>/16",</text:p>
      <text:p text:style-name="P32"><text:s text:c="16"/>"IPv6Address": ""</text:p>
      <text:p text:style-name="P33"><text:s text:c="12"/>}</text:p>
      <text:p text:style-name="P33"><text:s text:c="8"/>},</text:p>
      <text:p text:style-name="P21">Como podemos observar, la IP asociada es la 172.17.0.2, ahora lanzamos</text:p>
      <text:p text:style-name="Comando">curl http://172.17.0.2</text:p>
      <text:p text:style-name="P21">que debería arrojar como salida el texto de la pantalla de bienvenida de nginx</text:p>
      <text:h text:style-name="P44" text:outline-level="2">Ejecución del servicio web</text:h>
      <text:p text:style-name="P9">Si ejecutamos el comando:</text:p>
      <text:p text:style-name="P50">docker run -d -p 80:80 --name webserver -<text:span text:style-name="T47">h webserver</text:span> nginx service nginx start</text:p>
      <text:p text:style-name="P9">Conseguiremos ejecutar el comando <text:span text:style-name="T23">service nginx start como proceso dentro del container webserver, si ya existe habría que borrarlo previamente con</text:span></text:p>
      <text:p text:style-name="Comando">docker rm -f <text:span text:style-name="T24">webserver</text:span></text:p>
      <text:p text:style-name="P27">El comando docker run <text:span text:style-name="T42">anterior</text:span> ejecuta el inicio del servicio <text:span text:style-name="T44">en un container:</text:span></text:p>
      <text:list xml:id="list476597572" text:style-name="L2">
        <text:list-item>
          <text:p text:style-name="P36">cuyo <text:span text:style-name="T2">nombre</text:span> será <text:span text:style-name="T2">webserver </text:span><text:span text:style-name="T20">(--name)</text:span></text:p>
        </text:list-item>
        <text:list-item>
          <text:p text:style-name="P39">de <text:span text:style-name="T2">hostname</text:span> webserver (-h)</text:p>
        </text:list-item>
        <text:list-item>
          <text:p text:style-name="P36">Basado en la <text:span text:style-name="T2">imagen nginx</text:span></text:p>
        </text:list-item>
      </text:list>
      <text:list xml:id="list383031345" text:style-name="L3">
        <text:list-item>
          <text:p text:style-name="P37"><text:span text:style-name="T10">mapeando el puerto 80 del container al puerto 80 del host </text:span><text:span text:style-name="T9">(</text:span><text:span text:style-name="T17">definido a través de la opción -p</text:span><text:span text:style-name="T9">)</text:span></text:p>
        </text:list-item>
        <text:list-item>
          <text:p text:style-name="P37"><text:soft-page-break/><text:span text:style-name="T43">La opción </text:span><text:span text:style-name="T10">-d ejecuta en modo “dettached” </text:span><text:span text:style-name="T43">(background), es decir no se vincula en primer plano “foreground” con la sesión de terminal desde la que se invoca. </text:span></text:p>
        </text:list-item>
      </text:list>
      <text:p text:style-name="P17">Sin embargo, existe un problema. Si el comando <text:span text:style-name="T2">docker run</text:span> se ejecuta tal cual, se ejecutará el service nginx start, que levantará el servicio nginx. Una vez levantado el servicio el comando concluye y el container se detiene. De este modo no será posible que el servicio se mantenga arriba y por tanto el container no se detenga. Para conseguir que el servicio permanezca en ejecución, y el container no se detenga, ejecutamos:</text:p>
      <text:p text:style-name="P51"><text:span text:style-name="Source_20_Text">docker run -d -p 80:80 --</text:span><text:span text:style-name="Source_20_Text"><text:span text:style-name="T25">name webserver -h webserver nginx</text:span></text:span><text:span text:style-name="Source_20_Text"> </text:span><text:span text:style-name="Source_20_Text"><text:span text:style-name="T25">nginx </text:span></text:span><text:span text:style-name="Source_20_Text">-g 'daemon off;'</text:span></text:p>
      <text:p text:style-name="P23">El comando anterior crea el container de nombre webserver, a partir de la imagen nginx, y ejecuta el comando nginx -g 'daemon off;' como proceso del container. Esta modo de invocación permite que el container se mantenga activo ya que el comando no termina.</text:p>
      <text:h text:style-name="P48" text:outline-level="3">NOTA<text:span text:style-name="T45">S</text:span>:</text:h>
      <text:p text:style-name="P18">Podriamos haber ejecutado el servidor web de un modo muy sencillo, a partir de la imagen con</text:p>
      <text:p text:style-name="Comando">docker run -d --name webserver nginx</text:p>
      <text:p text:style-name="P26">¿Porqué?</text:p>
      <text:p text:style-name="P18">La respuesta es que la imagen que estamos utilizando de <text:span text:style-name="T2">dockerhub</text:span> para nginx está construída a través de un archivo de construcción de imagen (<text:span text:style-name="T37">Dockerfile</text:span>). En ese archivo se indica que al iniciar un container de esa imagen debe de ejecutar el comando <text:span text:style-name="T2">nginx -g 'daemon off;' </text:span><text:span text:style-name="T14">(esto lo veremos más adelante).</text:span></text:p>
      <text:p text:style-name="P28"><text:span text:style-name="T18">Es habitual a la hora de crear una imagen docker para su distribución incluir un </text:span><text:span text:style-name="T11">punto de entrada</text:span><text:span text:style-name="T18">, o </text:span><text:span text:style-name="T11">entrypoint</text:span><text:span text:style-name="T18">, que define el proceso a ejecutar en el container cuando éste inicia. El modo más común de hacerlo es incluyendo un breve script </text:span><text:span text:style-name="T11">entrypoint.sh</text:span><text:span text:style-name="T18"> dentro de la propia imagen del container </text:span><text:span text:style-name="T19">e indicar que éste será el script que define el proceso principal en el mismo.</text:span></text:p>
      <text:p text:style-name="P29"><text:span text:style-name="T14">N</text:span><text:span text:style-name="T13">o olvidemos que </text:span><text:span text:style-name="T37">un container docker es un proceso ejecutado en un entorno controlado y adaptado al mismo, es decir, un docker container es un proceso en ejecución junto con los recursos asociados, corriendo en un entorno aislado. </text:span><text:span text:style-name="T38">Por tanto a la hora de lanzarlo debemos de especificar el proceso que va a ejecutar</text:span><text:span text:style-name="T15">. Esto puede hacerse directamente con </text:span><text:span text:style-name="T16">el comando</text:span><text:span text:style-name="T15"> docker run, o bien utilizando, como se mencionó arriba, un archivo de construcción de imagen </text:span><text:span text:style-name="T12">Dockerfile</text:span><text:span text:style-name="T15">.</text:span></text:p>
      <text:p text:style-name="P30"><text:span text:style-name="T15">C</text:span><text:span text:style-name="T13">omo norma general cuando no pasamos un comando a la hora de ejecutar docker run éste intentará ejecutar el entrypoint si está definido. </text:span><text:span text:style-name="T2">En caso de pasar un comando en el docker run éste prevalecerá sobre el entrypoint</text:span><text:span text:style-name="T13">.</text:span></text:p>
      <text:p text:style-name="P30"><text:span text:style-name="T13"/></text:p>
      <text:h text:style-name="P45" text:outline-level="2"><text:soft-page-break/>Modificación del container y actualización de la imagen</text:h>
      <text:p text:style-name="P10">Supongamos que tenemos levantado el container del apartado anterior. Para verlo ejecutamos el comando:</text:p>
      <text:p text:style-name="Comando">docker ps</text:p>
      <text:p text:style-name="P10">En la salida del comando anterior debería aparecer el container en estado de ejecuci<text:span text:style-name="T39">ó</text:span>n</text:p>
      <text:p text:style-name="P10">Ahora vamos a conectarnos con una termina<text:span text:style-name="T29">l</text:span>. Para ello usamos:</text:p>
      <text:p text:style-name="Comando">docker exec -it webserver bash</text:p>
      <text:p text:style-name="P22">Este comando <text:span text:style-name="T2">ejecuta</text:span> (exec) un nuevo proceso (bash) dentro del árbol de ejecución de los procesos del container. En este caso vinculamos la terminal a ese proceso, opciones -it, lo cual abrirá una terminal dentro del container webserver.</text:p>
      <text:p text:style-name="P11">Una vez dentro del container, lanzamos un comando que modifique el sistema de archivos del container</text:p>
      <text:p text:style-name="Comando">echo “esto es una prueba” &gt; test.txt</text:p>
      <text:p text:style-name="P12">Salimos de la sesión de terminal con CTRL+D, notad que ahora puedo salir así, pues el proceso de la terminal ser ejecutó mediante docker exec en un container que ya estaba ejecutando otro proceso, por tanto el container no se detendrá.</text:p>
      <text:p text:style-name="P13">Si ahora queremos que el cambio que acabamos de realizar se incorpore a la imagen para que se incluya en la base de futuros containers creados a partir de la misma imagen, ejecutamos:</text:p>
      <text:p text:style-name="Comando">docker commit webserver nginx</text:p>
      <text:p text:style-name="P13">Es decir, <text:span text:style-name="T2">confirmamos</text:span> (commit) los cambios en el container “webserver” sobre la imagen local “nginx”. Lo que ocurre realmente es que se vuelca la “lawyer” del sistema de archivos <text:span text:style-name="T46">d</text:span>el container sobre el sistema de archivos <text:span text:style-name="T46">de </text:span>la imagen.</text:p>
      <text:p text:style-name="P31">Más en detalle, la <text:span text:style-name="T2">imagen constituye una lawyer de solo lectura que es la base del container</text:span>. <text:span text:style-name="T2">Cada container tiene asociado su propia lawyer,</text:span> en este caso de <text:span text:style-name="T2">lectura escritura</text:span>, no persistente, ubicada sobre el lawyer de la imagen. Esto quiere decir que <text:span text:style-name="T2">una vez que eliminamos el container los datos modificados en su lawyer sobre la imagen se pierden</text:span>, no así los de la imagen de base que permanecen.</text:p>
      <text:p text:style-name="P31"><text:span text:style-name="T2">Con el commit anterior hacemos persistentes los cambios hechos por el container sobre el sistema de archivos de la lawyer de la imagen</text:span> mediante un procedimiento de confirmación de los mismos (commit). <text:span text:style-name="T28">A partir de este momento la imagen queda modificada con los cambios introducidos.</text:span></text:p>
      <text:p text:style-name="P14">Si a continuación ejecutamos:</text:p>
      <text:p text:style-name="Comando">docker run -it –name webserver2 nginx bash</text:p>
      <text:p text:style-name="P14"><text:soft-page-break/>...y hacemos <text:span text:style-name="T32">(notar que hemos creado un nuevo container a partir de la imagen nginx modificada de nombre webserver2)</text:span></text:p>
      <text:p text:style-name="Comando">cat <text:span text:style-name="T26">test.txt</text:span></text:p>
      <text:p text:style-name="P14">Veremos el texto del archivo que creamos anteriormente “esto es una prueba”.</text:p>
      <text:h text:style-name="P46" text:outline-level="2">Limpiamos la casa</text:h>
      <text:p text:style-name="P16">Paramos los containers</text:p>
      <text:p text:style-name="Comando">docker stop webserver webserver2</text:p>
      <text:p text:style-name="P16">Eliminamos los container</text:p>
      <text:p text:style-name="Comando">docker rm -f webserver webserver2</text:p>
      <text:p text:style-name="P16">Si queremos, también podemos eliminar la imagen</text:p>
      <text:p text:style-name="Comando">docker rmi -f nginx</text:p>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gl"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0.06pt solid #000000"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mando" style:family="paragraph" style:parent-style-name="Text_20_body" style:next-style-name="Text_20_body" style:master-page-name="">
      <loext:graphic-properties draw:fill="none" draw:fill-color="#eeeeee"/>
      <style:paragraph-properties style:page-number="auto" fo:background-color="transparent" fo:padding="0.049cm" fo:border="0.06pt dash-dot #000000" style:writing-mode="page"/>
      <style:text-properties style:font-name="Liberation Mono" fo:font-family="'Liberation Mono'" style:font-style-name="Regular"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8:22:50.447000000</meta:creation-date>
    <dc:date>2021-01-27T19:51:22.844489272</dc:date>
    <meta:editing-duration>PT2H55M16S</meta:editing-duration>
    <meta:editing-cycles>127</meta:editing-cycles>
    <meta:generator>LibreOffice/6.1.5.2$Linux_X86_64 LibreOffice_project/10$Build-2</meta:generator>
    <meta:document-statistic meta:table-count="0" meta:image-count="0" meta:object-count="0" meta:page-count="6" meta:paragraph-count="108" meta:word-count="1508" meta:character-count="9510" meta:non-whitespace-character-count="8012"/>
  </office:meta>
</office:document-meta>
</file>